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605cm" style:rel-column-width="910*"/>
    </style:style>
    <style:style style:name="Таблица1.B" style:family="table-column">
      <style:table-column-properties style:column-width="15.395cm" style:rel-column-width="872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Standard" style:list-style-name="L1">
      <style:text-properties officeooo:paragraph-rsid="00200620"/>
    </style:style>
    <style:style style:name="P4" style:family="paragraph" style:parent-style-name="Standard" style:list-style-name="L1">
      <style:text-properties officeooo:paragraph-rsid="00298b2d"/>
    </style:style>
    <style:style style:name="P5" style:family="paragraph" style:parent-style-name="Standard" style:list-style-name="L1">
      <style:text-properties officeooo:paragraph-rsid="0035f30c"/>
    </style:style>
    <style:style style:name="P6" style:family="paragraph" style:parent-style-name="Standard" style:list-style-name="L1">
      <style:text-properties officeooo:rsid="00200620" officeooo:paragraph-rsid="00200620"/>
    </style:style>
    <style:style style:name="P7" style:family="paragraph" style:parent-style-name="Standard" style:list-style-name="L1">
      <style:text-properties fo:language="ru" fo:country="RU" officeooo:rsid="00200620" officeooo:paragraph-rsid="00200620"/>
    </style:style>
    <style:style style:name="P8" style:family="paragraph" style:parent-style-name="Standard" style:list-style-name="L1">
      <style:text-properties fo:language="ru" fo:country="RU" officeooo:rsid="002011c7" officeooo:paragraph-rsid="002011c7"/>
    </style:style>
    <style:style style:name="P9" style:family="paragraph" style:parent-style-name="Standard" style:list-style-name="L1">
      <style:text-properties fo:language="ru" fo:country="RU" officeooo:rsid="002011c7" officeooo:paragraph-rsid="0026c3b0"/>
    </style:style>
    <style:style style:name="P10" style:family="paragraph" style:parent-style-name="Standard" style:list-style-name="L1">
      <style:text-properties fo:language="ru" fo:country="RU" officeooo:rsid="002d98f6" officeooo:paragraph-rsid="002d98f6"/>
    </style:style>
    <style:style style:name="P11" style:family="paragraph" style:parent-style-name="Standard" style:list-style-name="L1">
      <style:text-properties fo:language="ru" fo:country="RU" officeooo:rsid="0020c556" officeooo:paragraph-rsid="0020c556"/>
    </style:style>
    <style:style style:name="P12" style:family="paragraph" style:parent-style-name="Standard" style:list-style-name="L1">
      <style:text-properties fo:language="ru" fo:country="RU" officeooo:rsid="00298b2d" officeooo:paragraph-rsid="00298b2d"/>
    </style:style>
    <style:style style:name="P13" style:family="paragraph" style:parent-style-name="Standard" style:list-style-name="L1">
      <style:text-properties fo:language="ru" fo:country="RU" officeooo:rsid="00206d36" officeooo:paragraph-rsid="00206d36"/>
    </style:style>
    <style:style style:name="P14" style:family="paragraph" style:parent-style-name="Standard" style:list-style-name="L1">
      <style:text-properties fo:language="ru" fo:country="RU" officeooo:rsid="00206d36" officeooo:paragraph-rsid="0026c3b0"/>
    </style:style>
    <style:style style:name="P15" style:family="paragraph" style:parent-style-name="Standard" style:list-style-name="L1">
      <style:text-properties fo:language="ru" fo:country="RU" officeooo:rsid="0026c3b0" officeooo:paragraph-rsid="0026c3b0"/>
    </style:style>
    <style:style style:name="P16" style:family="paragraph" style:parent-style-name="Standard" style:list-style-name="L1">
      <style:text-properties fo:language="ru" fo:country="RU" officeooo:rsid="0027644f" officeooo:paragraph-rsid="0027644f"/>
    </style:style>
    <style:style style:name="P17" style:family="paragraph" style:parent-style-name="Standard" style:list-style-name="L1">
      <style:text-properties fo:language="ru" fo:country="RU" officeooo:rsid="00294852" officeooo:paragraph-rsid="00294852"/>
    </style:style>
    <style:style style:name="P18" style:family="paragraph" style:parent-style-name="Standard" style:list-style-name="L1">
      <style:text-properties fo:language="ru" fo:country="RU" officeooo:rsid="00294852" officeooo:paragraph-rsid="00298b2d"/>
    </style:style>
    <style:style style:name="P19" style:family="paragraph" style:parent-style-name="Standard" style:list-style-name="L1">
      <style:text-properties fo:language="ru" fo:country="RU" officeooo:rsid="00227c04" officeooo:paragraph-rsid="00227c04"/>
    </style:style>
    <style:style style:name="P20" style:family="paragraph" style:parent-style-name="Standard" style:list-style-name="L1">
      <style:text-properties fo:language="ru" fo:country="RU" officeooo:rsid="00247979" officeooo:paragraph-rsid="00247979"/>
    </style:style>
    <style:style style:name="P21" style:family="paragraph" style:parent-style-name="Standard" style:list-style-name="L1">
      <style:text-properties fo:language="ru" fo:country="RU" officeooo:rsid="002ba5b2" officeooo:paragraph-rsid="002ba5b2"/>
    </style:style>
    <style:style style:name="P22" style:family="paragraph" style:parent-style-name="Standard" style:list-style-name="L1">
      <style:text-properties fo:language="ru" fo:country="RU" officeooo:rsid="0029b413" officeooo:paragraph-rsid="0029b413"/>
    </style:style>
    <style:style style:name="P23" style:family="paragraph" style:parent-style-name="Standard" style:list-style-name="L1">
      <style:text-properties fo:language="ru" fo:country="RU" officeooo:rsid="002f6869" officeooo:paragraph-rsid="002f6869"/>
    </style:style>
    <style:style style:name="P24" style:family="paragraph" style:parent-style-name="Standard" style:list-style-name="L1">
      <style:text-properties fo:language="ru" fo:country="RU" officeooo:rsid="0030dfa9" officeooo:paragraph-rsid="0030dfa9"/>
    </style:style>
    <style:style style:name="P25" style:family="paragraph" style:parent-style-name="Standard" style:list-style-name="L1">
      <style:text-properties fo:language="ru" fo:country="RU" officeooo:rsid="00328dc6" officeooo:paragraph-rsid="00328dc6"/>
    </style:style>
    <style:style style:name="P26" style:family="paragraph" style:parent-style-name="Standard" style:list-style-name="L1">
      <style:text-properties fo:language="ru" fo:country="RU" officeooo:rsid="00354138" officeooo:paragraph-rsid="00354138"/>
    </style:style>
    <style:style style:name="P27" style:family="paragraph" style:parent-style-name="Standard" style:list-style-name="L1">
      <style:text-properties fo:language="ru" fo:country="RU" officeooo:rsid="0033b875" officeooo:paragraph-rsid="0033b875"/>
    </style:style>
    <style:style style:name="P28" style:family="paragraph" style:parent-style-name="Standard" style:list-style-name="L1">
      <style:text-properties fo:language="ru" fo:country="RU" officeooo:rsid="0035f30c" officeooo:paragraph-rsid="0035f30c"/>
    </style:style>
    <style:style style:name="P29" style:family="paragraph" style:parent-style-name="Standard" style:list-style-name="L1">
      <style:text-properties fo:language="ru" fo:country="RU" officeooo:rsid="004674c1" officeooo:paragraph-rsid="004674c1"/>
    </style:style>
    <style:style style:name="P30" style:family="paragraph" style:parent-style-name="Standard" style:list-style-name="L1">
      <style:text-properties fo:language="ru" fo:country="RU" officeooo:rsid="00365e4d" officeooo:paragraph-rsid="00365e4d"/>
    </style:style>
    <style:style style:name="P31" style:family="paragraph" style:parent-style-name="Standard" style:list-style-name="L1">
      <style:text-properties fo:language="ru" fo:country="RU" officeooo:rsid="00381170" officeooo:paragraph-rsid="00381170"/>
    </style:style>
    <style:style style:name="P32" style:family="paragraph" style:parent-style-name="Standard" style:list-style-name="L1">
      <style:text-properties fo:language="ru" fo:country="RU" officeooo:rsid="003af692" officeooo:paragraph-rsid="003af692"/>
    </style:style>
    <style:style style:name="P33" style:family="paragraph" style:parent-style-name="Standard" style:list-style-name="L1">
      <style:text-properties fo:language="ru" fo:country="RU" officeooo:rsid="003c3bd5" officeooo:paragraph-rsid="003c3bd5"/>
    </style:style>
    <style:style style:name="P34" style:family="paragraph" style:parent-style-name="Standard" style:list-style-name="L1">
      <style:text-properties fo:language="ru" fo:country="RU" officeooo:rsid="003e54bf" officeooo:paragraph-rsid="003e54bf"/>
    </style:style>
    <style:style style:name="P35" style:family="paragraph" style:parent-style-name="Standard" style:list-style-name="L1">
      <style:text-properties fo:language="ru" fo:country="RU" officeooo:rsid="004330f1" officeooo:paragraph-rsid="004678cc"/>
    </style:style>
    <style:style style:name="P36" style:family="paragraph" style:parent-style-name="Standard" style:list-style-name="L1">
      <style:text-properties fo:language="ru" fo:country="RU" officeooo:rsid="0044e483" officeooo:paragraph-rsid="004678cc"/>
    </style:style>
    <style:style style:name="P37" style:family="paragraph" style:parent-style-name="Standard" style:list-style-name="L1">
      <style:text-properties fo:language="ru" fo:country="RU" officeooo:rsid="004191a3" officeooo:paragraph-rsid="00481d6c"/>
    </style:style>
    <style:style style:name="P38" style:family="paragraph" style:parent-style-name="Standard" style:list-style-name="L1">
      <style:text-properties style:font-name="Lucida Console" fo:language="ru" fo:country="RU" officeooo:rsid="0030dfa9" officeooo:paragraph-rsid="0030dfa9"/>
    </style:style>
    <style:style style:name="P39" style:family="paragraph" style:parent-style-name="Standard" style:list-style-name="L1">
      <style:text-properties officeooo:rsid="0030dfa9" officeooo:paragraph-rsid="0030dfa9"/>
    </style:style>
    <style:style style:name="P40" style:family="paragraph" style:parent-style-name="Standard" style:list-style-name="L1">
      <style:text-properties style:font-name="Liberation Serif" fo:language="ru" fo:country="RU" officeooo:rsid="003c1241" officeooo:paragraph-rsid="003c1241"/>
    </style:style>
    <style:style style:name="P41" style:family="paragraph" style:parent-style-name="Standard" style:list-style-name="L1">
      <style:text-properties style:font-name="Liberation Serif" fo:language="ru" fo:country="RU" officeooo:rsid="003c3bd5" officeooo:paragraph-rsid="003c3bd5"/>
    </style:style>
    <style:style style:name="P42" style:family="paragraph" style:parent-style-name="Standard" style:list-style-name="L1">
      <style:text-properties style:font-name="Liberation Serif" fo:language="ru" fo:country="RU" officeooo:rsid="003ffe85" officeooo:paragraph-rsid="003ffe85"/>
    </style:style>
    <style:style style:name="P43" style:family="paragraph" style:parent-style-name="Standard" style:list-style-name="L1">
      <style:text-properties style:font-name="Liberation Serif" fo:language="ru" fo:country="RU" officeooo:rsid="004191a3" officeooo:paragraph-rsid="004191a3"/>
    </style:style>
    <style:style style:name="P44" style:family="paragraph" style:parent-style-name="Standard" style:list-style-name="L1">
      <style:text-properties style:font-name="Liberation Serif" fo:language="ru" fo:country="RU" officeooo:rsid="004330f1" officeooo:paragraph-rsid="004678cc"/>
    </style:style>
    <style:style style:name="P45" style:family="paragraph" style:parent-style-name="Standard" style:list-style-name="L1">
      <style:text-properties style:font-name="Liberation Serif" fo:language="ru" fo:country="RU" officeooo:rsid="00481d6c" officeooo:paragraph-rsid="00481d6c"/>
    </style:style>
    <style:style style:name="P46" style:family="paragraph" style:parent-style-name="Standard" style:list-style-name="L1">
      <style:text-properties style:font-name="Liberation Serif" fo:language="ru" fo:country="RU" officeooo:rsid="004674c1" officeooo:paragraph-rsid="004674c1"/>
    </style:style>
    <style:style style:name="P47" style:family="paragraph" style:parent-style-name="Standard" style:list-style-name="L1">
      <style:text-properties style:font-name="Liberation Serif" fo:language="ru" fo:country="RU" officeooo:rsid="004678cc" officeooo:paragraph-rsid="004678cc"/>
    </style:style>
    <style:style style:name="P48" style:family="paragraph" style:parent-style-name="Standard" style:list-style-name="L1">
      <style:text-properties style:font-name="Liberation Serif" fo:language="ru" fo:country="RU" officeooo:rsid="0049c4db" officeooo:paragraph-rsid="0049c4db"/>
    </style:style>
    <style:style style:name="P49" style:family="paragraph" style:parent-style-name="Table_20_Contents">
      <style:text-properties officeooo:rsid="004c29d3" officeooo:paragraph-rsid="004c29d3"/>
    </style:style>
    <style:style style:name="P50" style:family="paragraph" style:parent-style-name="Table_20_Contents">
      <style:text-properties officeooo:paragraph-rsid="004e49df"/>
    </style:style>
    <style:style style:name="P51" style:family="paragraph" style:parent-style-name="Text_20_body">
      <style:text-properties officeooo:rsid="004c29d3" officeooo:paragraph-rsid="004c29d3"/>
    </style:style>
    <style:style style:name="T1" style:family="text">
      <style:text-properties officeooo:rsid="001ccc66"/>
    </style:style>
    <style:style style:name="T2" style:family="text">
      <style:text-properties officeooo:rsid="00200620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00620"/>
    </style:style>
    <style:style style:name="T5" style:family="text">
      <style:text-properties fo:language="en" fo:country="US" officeooo:rsid="00213edf"/>
    </style:style>
    <style:style style:name="T6" style:family="text">
      <style:text-properties style:font-name="Lucida Console"/>
    </style:style>
    <style:style style:name="T7" style:family="text">
      <style:text-properties style:font-name="Lucida Console" fo:language="en" fo:country="US"/>
    </style:style>
    <style:style style:name="T8" style:family="text">
      <style:text-properties style:font-name="Lucida Console" fo:language="en" fo:country="US" officeooo:rsid="00213edf"/>
    </style:style>
    <style:style style:name="T9" style:family="text">
      <style:text-properties style:font-name="Lucida Console" fo:language="en" fo:country="US" officeooo:rsid="003da633"/>
    </style:style>
    <style:style style:name="T10" style:family="text">
      <style:text-properties style:font-name="Lucida Console" officeooo:rsid="002f6869"/>
    </style:style>
    <style:style style:name="T11" style:family="text">
      <style:text-properties style:font-name="Lucida Console" fo:language="ru" fo:country="RU" officeooo:rsid="0035f30c"/>
    </style:style>
    <style:style style:name="T12" style:family="text">
      <style:text-properties style:font-name="Lucida Console" officeooo:rsid="00465fff"/>
    </style:style>
    <style:style style:name="T13" style:family="text">
      <style:text-properties officeooo:rsid="00213edf"/>
    </style:style>
    <style:style style:name="T14" style:family="text">
      <style:text-properties officeooo:rsid="0026c3b0"/>
    </style:style>
    <style:style style:name="T15" style:family="text">
      <style:text-properties fo:language="ru" fo:country="RU" officeooo:rsid="00206d36"/>
    </style:style>
    <style:style style:name="T16" style:family="text">
      <style:text-properties fo:language="ru" fo:country="RU" officeooo:rsid="0026c3b0"/>
    </style:style>
    <style:style style:name="T17" style:family="text">
      <style:text-properties fo:language="ru" fo:country="RU" officeooo:rsid="00298b2d"/>
    </style:style>
    <style:style style:name="T18" style:family="text">
      <style:text-properties fo:language="ru" fo:country="RU" officeooo:rsid="0035f30c"/>
    </style:style>
    <style:style style:name="T19" style:family="text">
      <style:text-properties officeooo:rsid="0029b413"/>
    </style:style>
    <style:style style:name="T20" style:family="text">
      <style:text-properties officeooo:rsid="002f6869"/>
    </style:style>
    <style:style style:name="T21" style:family="text">
      <style:text-properties officeooo:rsid="0033b875"/>
    </style:style>
    <style:style style:name="T22" style:family="text">
      <style:text-properties officeooo:rsid="0039f904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language="en" fo:country="US"/>
    </style:style>
    <style:style style:name="T25" style:family="text">
      <style:text-properties style:font-name="Liberation Serif" fo:language="en" fo:country="US" officeooo:rsid="003da633"/>
    </style:style>
    <style:style style:name="T26" style:family="text">
      <style:text-properties style:font-name="Liberation Serif" officeooo:rsid="003da633"/>
    </style:style>
    <style:style style:name="T27" style:family="text">
      <style:text-properties style:font-name="Liberation Serif" officeooo:rsid="004678cc"/>
    </style:style>
    <style:style style:name="T28" style:family="text">
      <style:text-properties style:font-name="Liberation Serif" officeooo:rsid="00465fff"/>
    </style:style>
    <style:style style:name="T29" style:family="text">
      <style:text-properties officeooo:rsid="004aef16"/>
    </style:style>
    <style:style style:name="T30" style:family="text">
      <style:text-properties officeooo:rsid="004c29d3"/>
    </style:style>
    <style:style style:name="T31" style:family="text">
      <style:text-properties officeooo:rsid="004e49df"/>
    </style:style>
    <style:style style:name="T32" style:family="text">
      <style:text-properties officeooo:rsid="0052f6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0">К</text:span><text:span text:style-name="T1">урс </text:span>"CBCP01 Основы программирования на языке C" <text:span text:style-name="T32">(базовый)</text:span></text:p>
      <text:h text:style-name="Heading_20_1" text:outline-level="1">Программа курса</text:h>
      <text:list xml:id="list2605319857" text:style-name="L1">
        <text:list-item>
          <text:p text:style-name="P6"><text:bookmark-start text:name="__RefNumPara__472_1205085933"/>Введение.<text:bookmark-end text:name="__RefNumPara__472_1205085933"/></text:p>
          <text:list>
            <text:list-item>
              <text:p text:style-name="P3"><text:span text:style-name="T2">История появления </text:span><text:span text:style-name="T4">C</text:span><text:span text:style-name="T2">.</text:span></text:p>
            </text:list-item>
            <text:list-item>
              <text:p text:style-name="P3"><text:span text:style-name="T2">Эволюция </text:span><text:span text:style-name="T4">C</text:span><text:span text:style-name="T2">.</text:span></text:p>
            </text:list-item>
            <text:list-item>
              <text:p text:style-name="P6">Современное состояние <text:span text:style-name="T3">C.</text:span></text:p>
            </text:list-item>
            <text:list-item>
              <text:p text:style-name="P7">Экологические ниши существования <text:span text:style-name="T3">C </text:span>в настоящее время.</text:p>
            </text:list-item>
            <text:list-item>
              <text:p text:style-name="P7">Типизация в <text:span text:style-name="T3">C.</text:span></text:p>
            </text:list-item>
          </text:list>
        </text:list-item>
        <text:list-item>
          <text:p text:style-name="P8"><text:bookmark-start text:name="__RefNumPara__474_1205085933"/>Первая программа.<text:bookmark-end text:name="__RefNumPara__474_1205085933"/></text:p>
          <text:list>
            <text:list-item>
              <text:p text:style-name="P8">Общая структура программы.</text:p>
            </text:list-item>
            <text:list-item>
              <text:p text:style-name="P10">Комментарии.</text:p>
            </text:list-item>
            <text:list-item>
              <text:p text:style-name="P8">Функции. Особая функция <text:span text:style-name="T7">main</text:span><text:span text:style-name="T3">.</text:span></text:p>
            </text:list-item>
            <text:list-item>
              <text:p text:style-name="P8">Включение стандартных заголовочных файлов.</text:p>
            </text:list-item>
            <text:list-item>
              <text:p text:style-name="P8">Стандартный поток вывода.</text:p>
            </text:list-item>
            <text:list-item>
              <text:p text:style-name="P8">Форматирование вывода.</text:p>
            </text:list-item>
            <text:list-item>
              <text:p text:style-name="P11">Общепринятые правила форматирования исходного кода программы.</text:p>
            </text:list-item>
          </text:list>
        </text:list-item>
        <text:list-item>
          <text:p text:style-name="P8"><text:bookmark-start text:name="__RefNumPara__476_1205085933"/>Средства обработки данных.<text:bookmark-end text:name="__RefNumPara__476_1205085933"/></text:p>
          <text:list>
            <text:list-item>
              <text:p text:style-name="P9">Переменные. </text:p>
              <text:list>
                <text:list-item>
                  <text:p text:style-name="P12">Назначение.</text:p>
                </text:list-item>
                <text:list-item>
                  <text:p text:style-name="P9"><text:span text:style-name="T14">Имена (и</text:span>дентификаторы<text:span text:style-name="T14">) переменных</text:span>.</text:p>
                </text:list-item>
                <text:list-item>
                  <text:p text:style-name="P8">Базовые типы данных.</text:p>
                </text:list-item>
                <text:list-item>
                  <text:p text:style-name="P13">Объявления <text:span text:style-name="T14">и определения </text:span>переменных.</text:p>
                </text:list-item>
                <text:list-item>
                  <text:p text:style-name="P15">Размещение переменных в памяти.</text:p>
                </text:list-item>
                <text:list-item>
                  <text:p text:style-name="P16">Инициализация <text:span text:style-name="T19">разных классов памяти.</text:span>.</text:p>
                </text:list-item>
                <text:list-item>
                  <text:p text:style-name="P17">Область видимости.</text:p>
                </text:list-item>
                <text:list-item>
                  <text:p text:style-name="P17">Внешнее и внутреннее связывание.</text:p>
                </text:list-item>
              </text:list>
            </text:list-item>
            <text:list-item>
              <text:p text:style-name="P9">Константы. Литералы. Системы счисления с разными основаниями.</text:p>
            </text:list-item>
            <text:list-item>
              <text:p text:style-name="P14">Арифметические операторы. Инкремент и декремент.</text:p>
            </text:list-item>
            <text:list-item>
              <text:p text:style-name="P13">Операторы отношения.</text:p>
            </text:list-item>
            <text:list-item>
              <text:p text:style-name="P13">Логические операторы. Замыкания.</text:p>
            </text:list-item>
            <text:list-item>
              <text:p text:style-name="P13">Операторы работы с битами.</text:p>
            </text:list-item>
            <text:list-item>
              <text:p text:style-name="P13">Оператор присваивания.</text:p>
            </text:list-item>
            <text:list-item>
              <text:p text:style-name="P13">Условное выражение.</text:p>
            </text:list-item>
            <text:list-item>
              <text:p text:style-name="P13">Приоритет и очередность операторов.</text:p>
            </text:list-item>
          </text:list>
        </text:list-item>
        <text:list-item>
          <text:p text:style-name="P13"><text:bookmark-start text:name="__RefNumPara__478_1205085933"/>Преобразования типов.<text:bookmark-end text:name="__RefNumPara__478_1205085933"/></text:p>
          <text:list>
            <text:list-item>
              <text:p text:style-name="P13">Явные.</text:p>
            </text:list-item>
            <text:list-item>
              <text:p text:style-name="P13">Неявные.</text:p>
            </text:list-item>
          </text:list>
        </text:list-item>
        <text:list-item>
          <text:p text:style-name="P13"><text:bookmark-start text:name="__RefNumPara__480_1205085933"/>Управление потоком выполнения.<text:bookmark-end text:name="__RefNumPara__480_1205085933"/></text:p>
          <text:list>
            <text:list-item>
              <text:p text:style-name="P13">Блоки инструкций. <text:span text:style-name="T19">Определение переменной в блоке.</text:span></text:p>
            </text:list-item>
            <text:list-item>
              <text:p text:style-name="P13">Условная инструкция (<text:span text:style-name="T7">if-else</text:span><text:span text:style-name="T3">). </text:span><text:span text:style-name="T13">Оборот </text:span><text:span text:style-name="T8">else-if</text:span><text:span text:style-name="T5">.</text:span></text:p>
            </text:list-item>
            <text:list-item>
              <text:p text:style-name="P19">Инструкция выбора (<text:span text:style-name="T7">switch</text:span><text:span text:style-name="T3">).</text:span></text:p>
            </text:list-item>
            <text:list-item>
              <text:p text:style-name="P20">Инструкции цикла.</text:p>
              <text:list>
                <text:list-item>
                  <text:p text:style-name="P20">Цикл с предусловием (<text:span text:style-name="T7">while</text:span><text:span text:style-name="T3">).</text:span></text:p>
                </text:list-item>
                <text:list-item>
                  <text:p text:style-name="P20"><text:soft-page-break/>Цикл с постусловием (<text:span text:style-name="T7">do-while</text:span><text:span text:style-name="T3">).</text:span></text:p>
                </text:list-item>
                <text:list-item>
                  <text:p text:style-name="P20">Цикл со счетчиком (<text:span text:style-name="T7">for</text:span><text:span text:style-name="T3">).</text:span></text:p>
                </text:list-item>
                <text:list-item>
                  <text:p text:style-name="P20">Досрочный выход из цикла (<text:span text:style-name="T7">break, continue</text:span><text:span text:style-name="T3">).</text:span></text:p>
                </text:list-item>
              </text:list>
            </text:list-item>
            <text:list-item>
              <text:p text:style-name="P20">Инструкция перехода по метке <text:span text:style-name="T3">(</text:span><text:span text:style-name="T7">goto</text:span><text:span text:style-name="T3">).</text:span></text:p>
            </text:list-item>
          </text:list>
        </text:list-item>
        <text:list-item>
          <text:p text:style-name="P15"><text:bookmark-start text:name="__RefNumPara__482_1205085933"/>Функции.<text:bookmark-end text:name="__RefNumPara__482_1205085933"/></text:p>
          <text:list>
            <text:list-item>
              <text:p text:style-name="P15">Назначение.</text:p>
            </text:list-item>
            <text:list-item>
              <text:p text:style-name="P4"><text:span text:style-name="T15">Объявления </text:span><text:span text:style-name="T16">и определения </text:span><text:span text:style-name="T17">функций</text:span><text:span text:style-name="T15">.</text:span></text:p>
              <text:list>
                <text:list-item>
                  <text:p text:style-name="P15">Имя.</text:p>
                </text:list-item>
                <text:list-item>
                  <text:p text:style-name="P15">Аргументы. <text:span text:style-name="T21">Передача по значению.</text:span></text:p>
                </text:list-item>
                <text:list-item>
                  <text:p text:style-name="P15">Результат.</text:p>
                </text:list-item>
                <text:list-item>
                  <text:p text:style-name="P15">Тело.</text:p>
                </text:list-item>
                <text:list-item>
                  <text:p text:style-name="P15">Побочные эффекты.</text:p>
                </text:list-item>
                <text:list-item>
                  <text:p text:style-name="P18">Область видимости.</text:p>
                </text:list-item>
                <text:list-item>
                  <text:p text:style-name="P18">Внешнее и внутреннее связывание.</text:p>
                </text:list-item>
              </text:list>
            </text:list-item>
            <text:list-item>
              <text:p text:style-name="P12">Вызов функции.</text:p>
            </text:list-item>
            <text:list-item>
              <text:p text:style-name="P21">Рекурсивные вызовы.</text:p>
              <text:list>
                <text:list-item>
                  <text:p text:style-name="P21">Прямая рекурсия.</text:p>
                </text:list-item>
                <text:list-item>
                  <text:p text:style-name="P21">Косвенная рекурсия.</text:p>
                </text:list-item>
              </text:list>
            </text:list-item>
            <text:list-item>
              <text:p text:style-name="P22">Завершение работы функции (<text:span text:style-name="T7">return</text:span><text:span text:style-name="T3">).</text:span></text:p>
            </text:list-item>
          </text:list>
        </text:list-item>
        <text:list-item>
          <text:p text:style-name="P12"><text:bookmark-start text:name="__RefNumPara__484_1205085933"/>Заголовочные файлы.<text:bookmark-end text:name="__RefNumPara__484_1205085933"/></text:p>
          <text:list>
            <text:list-item>
              <text:p text:style-name="P12">Назначение и использование.</text:p>
            </text:list-item>
            <text:list-item>
              <text:p text:style-name="P12">Стандартная библиотека.</text:p>
            </text:list-item>
            <text:list-item>
              <text:p text:style-name="P12">Пользовательские заголовочные файлы.</text:p>
            </text:list-item>
          </text:list>
        </text:list-item>
        <text:list-item>
          <text:p text:style-name="P10"><text:bookmark-start text:name="__RefNumPara__486_1205085933"/>Макросредства языка. Препроцессор.<text:bookmark-end text:name="__RefNumPara__486_1205085933"/></text:p>
          <text:list>
            <text:list-item>
              <text:p text:style-name="P10">Назначение.</text:p>
            </text:list-item>
            <text:list-item>
              <text:p text:style-name="P10">Основные макроинструкции.</text:p>
              <text:list>
                <text:list-item>
                  <text:p text:style-name="P10">Включение файла <text:span text:style-name="T20">(</text:span><text:span text:style-name="T10">#include</text:span><text:span text:style-name="T20">).</text:span></text:p>
                </text:list-item>
                <text:list-item>
                  <text:p text:style-name="P23">Макроопределение (<text:span text:style-name="T6">#define</text:span>) и его отмена (<text:span text:style-name="T6">#undef</text:span>).</text:p>
                </text:list-item>
                <text:list-item>
                  <text:p text:style-name="P24">Преобразования аргументов макроса (<text:span text:style-name="T7">#</text:span><text:span text:style-name="T3"> </text:span>и <text:span text:style-name="T7">##</text:span><text:span text:style-name="T3">).</text:span></text:p>
                </text:list-item>
                <text:list-item>
                  <text:p text:style-name="P24">Средства условной компиляции.</text:p>
                  <text:list>
                    <text:list-item>
                      <text:p text:style-name="P38">#if</text:p>
                    </text:list-item>
                    <text:list-item>
                      <text:p text:style-name="P38">#endif</text:p>
                    </text:list-item>
                    <text:list-item>
                      <text:p text:style-name="P38">#else</text:p>
                    </text:list-item>
                    <text:list-item>
                      <text:p text:style-name="P38">#elif</text:p>
                    </text:list-item>
                    <text:list-item>
                      <text:p text:style-name="P39">Типичное использование: «сторожевой» макрос заголовка.</text:p>
                    </text:list-item>
                  </text:list>
                </text:list-item>
              </text:list>
            </text:list-item>
            <text:list-item>
              <text:p text:style-name="P10">Плюсы и минусы использования препроцессора.</text:p>
            </text:list-item>
          </text:list>
        </text:list-item>
        <text:list-item>
          <text:p text:style-name="P25"><text:bookmark-start text:name="__RefNumPara__488_1205085933"/>Указатели и массивы.<text:bookmark-end text:name="__RefNumPara__488_1205085933"/></text:p>
          <text:list>
            <text:list-item>
              <text:p text:style-name="P26">Указатели (ч. 1).</text:p>
              <text:list>
                <text:list-item>
                  <text:p text:style-name="P25">Наивная интерпретация указателя в стиле <text:span text:style-name="T3">K&amp;R (</text:span>физический адрес ячейки памяти).</text:p>
                </text:list-item>
                <text:list-item>
                  <text:p text:style-name="P25">Объявление указателя.</text:p>
                </text:list-item>
                <text:list-item>
                  <text:p text:style-name="P25">Операции над указателями.</text:p>
                  <text:list>
                    <text:list-item>
                      <text:p text:style-name="P25">Оператор поименования (<text:span text:style-name="T7">&amp;</text:span><text:span text:style-name="T3">).</text:span></text:p>
                    </text:list-item>
                    <text:list-item>
                      <text:p text:style-name="P25">Оператор разыменования (<text:span text:style-name="T6">*</text:span>).</text:p>
                    </text:list-item>
                    <text:list-item>
                      <text:p text:style-name="P5"><text:span text:style-name="T18">Оператор присваивания (</text:span><text:span text:style-name="T11">=</text:span><text:span text:style-name="T18">).</text:span></text:p>
                    </text:list-item>
                  </text:list>
                </text:list-item>
                <text:list-item>
                  <text:p text:style-name="P27">Использование указателя в качестве аргумента функции.</text:p>
                </text:list-item>
                <text:list-item>
                  <text:p text:style-name="P28">Пустой указатель <text:span text:style-name="T6">&lt;stdio.h&gt;</text:span> (<text:span text:style-name="T7">NULL</text:span><text:span text:style-name="T3">).</text:span></text:p>
                </text:list-item>
                <text:list-item>
                  <text:p text:style-name="P29">Указатель на <text:span text:style-name="T7">void</text:span><text:span text:style-name="T3">.</text:span></text:p>
                </text:list-item>
              </text:list>
            </text:list-item>
            <text:list-item>
              <text:p text:style-name="P28">Массивы <text:span text:style-name="T22">(ч. 1)</text:span>.</text:p>
              <text:list>
                <text:list-item>
                  <text:p text:style-name="P28">Связь массивов и указателей.</text:p>
                </text:list-item>
                <text:list-item>
                  <text:p text:style-name="P28">Объявление массива.</text:p>
                </text:list-item>
                <text:list-item>
                  <text:p text:style-name="P28">Доступ к элементу массива по индексу.</text:p>
                </text:list-item>
                <text:list-item>
                  <text:p text:style-name="P28"><text:soft-page-break/>Получение указателя на элемент массива.</text:p>
                </text:list-item>
                <text:list-item>
                  <text:p text:style-name="P28">Доступ к элементам массива через указатели.</text:p>
                </text:list-item>
                <text:list-item>
                  <text:p text:style-name="P28">Адресная арифметика.</text:p>
                </text:list-item>
                <text:list-item>
                  <text:p text:style-name="P30">Строковые литералы. <text:span text:style-name="T29">Конкатенация.</text:span></text:p>
                </text:list-item>
                <text:list-item>
                  <text:p text:style-name="P30">Различия между <text:span text:style-name="T7">char*</text:span><text:span text:style-name="T3"> </text:span>и <text:span text:style-name="T7">char[]</text:span><text:span text:style-name="T3">.</text:span></text:p>
                </text:list-item>
                <text:list-item>
                  <text:p text:style-name="P28">Предостережения по работе с массивами.</text:p>
                </text:list-item>
              </text:list>
            </text:list-item>
            <text:list-item>
              <text:p text:style-name="P31">Указатели <text:span text:style-name="T22">и массивы </text:span>(ч. 2).</text:p>
              <text:list>
                <text:list-item>
                  <text:p text:style-name="P32">Более глубокое понимание природы указателей.</text:p>
                </text:list-item>
                <text:list-item>
                  <text:p text:style-name="P32">Специальные целочисленные типы для использования в арифметике указателей <text:span text:style-name="T3">(</text:span><text:span text:style-name="T7">&lt;stddef.h&gt;</text:span><text:span text:style-name="T3">).</text:span></text:p>
                  <text:list>
                    <text:list-item>
                      <text:p text:style-name="P32"><text:span text:style-name="T7">size_t</text:span><text:span text:style-name="T24">.</text:span></text:p>
                    </text:list-item>
                    <text:list-item>
                      <text:p text:style-name="P32"><text:span text:style-name="T7">ptrdiff_t</text:span><text:span text:style-name="T24">.</text:span></text:p>
                    </text:list-item>
                  </text:list>
                </text:list-item>
                <text:list-item>
                  <text:p text:style-name="P40">Операции над указателями.</text:p>
                  <text:list>
                    <text:list-item>
                      <text:p text:style-name="P40">Адресная арифметика.</text:p>
                    </text:list-item>
                    <text:list-item>
                      <text:p text:style-name="P40">Сравнение указателей.</text:p>
                    </text:list-item>
                  </text:list>
                </text:list-item>
                <text:list-item>
                  <text:p text:style-name="P41">Указатели на указатели.</text:p>
                </text:list-item>
                <text:list-item>
                  <text:p text:style-name="P41">Массивы массивов.</text:p>
                </text:list-item>
                <text:list-item>
                  <text:p text:style-name="P41">Инициализация массивов.</text:p>
                </text:list-item>
                <text:list-item>
                  <text:p text:style-name="P33"><text:span text:style-name="T23">Массив аргументов командной строки в функции </text:span><text:span text:style-name="T7">main</text:span><text:span text:style-name="T24"> </text:span><text:span text:style-name="T25">(</text:span><text:span text:style-name="T9">char *argv[]</text:span><text:span text:style-name="T25">).</text:span></text:p>
                </text:list-item>
                <text:list-item>
                  <text:p text:style-name="P34"><text:span text:style-name="T26">У</text:span><text:span text:style-name="T23">казатели на функции.</text:span></text:p>
                </text:list-item>
              </text:list>
            </text:list-item>
          </text:list>
        </text:list-item>
        <text:list-item>
          <text:p text:style-name="P42"><text:bookmark-start text:name="__RefNumPara__490_1205085933"/>Структуры.<text:bookmark-end text:name="__RefNumPara__490_1205085933"/></text:p>
          <text:list>
            <text:list-item>
              <text:p text:style-name="P42">Назначение.</text:p>
            </text:list-item>
            <text:list-item>
              <text:p text:style-name="P43">Объявление.</text:p>
            </text:list-item>
            <text:list-item>
              <text:p text:style-name="P44">Операции над структурами.</text:p>
              <text:list>
                <text:list-item>
                  <text:p text:style-name="P44">Копирование.</text:p>
                </text:list-item>
                <text:list-item>
                  <text:p text:style-name="P35"><text:span text:style-name="T23">Присваивание (</text:span><text:span text:style-name="T6">=</text:span><text:span text:style-name="T23">).</text:span></text:p>
                </text:list-item>
                <text:list-item>
                  <text:p text:style-name="P36"><text:span text:style-name="T23">Поименование (</text:span><text:span text:style-name="T7">&amp;</text:span><text:span text:style-name="T23">).</text:span></text:p>
                </text:list-item>
                <text:list-item>
                  <text:p text:style-name="P37"><text:span text:style-name="T28">Доступ к </text:span><text:span text:style-name="T27">полям</text:span><text:span text:style-name="T28"> (</text:span><text:span text:style-name="T12">.</text:span><text:span text:style-name="T28">, </text:span><text:span text:style-name="T12">→)</text:span><text:span text:style-name="T23">.</text:span></text:p>
                </text:list-item>
              </text:list>
            </text:list-item>
            <text:list-item>
              <text:p text:style-name="P45">Битовые поля.</text:p>
            </text:list-item>
            <text:list-item>
              <text:p text:style-name="P43">Вложенные структуры.</text:p>
            </text:list-item>
            <text:list-item>
              <text:p text:style-name="P43">Инициализация.</text:p>
            </text:list-item>
            <text:list-item>
              <text:p text:style-name="P43">Возврат значения типа структуры как результат выполнения функции.</text:p>
            </text:list-item>
            <text:list-item>
              <text:p text:style-name="P46">Рекурсивные структуры.</text:p>
            </text:list-item>
          </text:list>
        </text:list-item>
        <text:list-item>
          <text:p text:style-name="P47"><text:bookmark-start text:name="__RefNumPara__492_1205085933"/>Объединения.<text:bookmark-end text:name="__RefNumPara__492_1205085933"/></text:p>
          <text:list>
            <text:list-item>
              <text:p text:style-name="P47">Назначение.</text:p>
            </text:list-item>
            <text:list-item>
              <text:p text:style-name="P47">Объявление.</text:p>
            </text:list-item>
            <text:list-item>
              <text:p text:style-name="P47">Доступ к полям.</text:p>
            </text:list-item>
            <text:list-item>
              <text:p text:style-name="P45">Инициализация.</text:p>
            </text:list-item>
          </text:list>
        </text:list-item>
        <text:list-item>
          <text:p text:style-name="P29"><text:bookmark-start text:name="__RefNumPara__494_1205085933"/><text:span text:style-name="T23">Задание синонимов типов посредством </text:span><text:span text:style-name="T7">typedef</text:span><text:span text:style-name="T24">.</text:span><text:bookmark-end text:name="__RefNumPara__494_1205085933"/></text:p>
        </text:list-item>
        <text:list-item>
          <text:p text:style-name="P48"><text:bookmark-start text:name="__RefNumPara__496_1205085933"/>Стандартные потоки ввода и вывода.<text:bookmark-end text:name="__RefNumPara__496_1205085933"/></text:p>
        </text:list-item>
        <text:list-item>
          <text:p text:style-name="P48"><text:bookmark-start text:name="__RefNumPara__498_1205085933"/>Обзор стандартной библиотеки.<text:bookmark-end text:name="__RefNumPara__498_1205085933"/></text:p>
        </text:list-item>
      </text:list>
      <text:h text:style-name="P1" text:outline-level="1"/>
      <text:h text:style-name="P2" text:outline-level="1">Расписание лекций</text:h>
      <text:p text:style-name="P51">Каждое занятие рассчитано на 1 час (астрономический)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9">№</text:p>
          </table:table-cell>
          <table:table-cell table:style-name="Таблица1.B1" office:value-type="string">
            <text:p text:style-name="P49">Тема</text:p>
          </table:table-cell>
        </table:table-row>
        <table:table-row>
          <table:table-cell table:style-name="Таблица1.A2" office:value-type="string">
            <text:p text:style-name="P49">1</text:p>
          </table:table-cell>
          <table:table-cell table:style-name="Таблица1.B2" office:value-type="string">
            <text:p text:style-name="Table_20_Contents"><text:bookmark-ref text:reference-format="text" text:ref-name="__RefNumPara__472_1205085933">Введение.</text:bookmark-ref></text:p>
            <text:p text:style-name="Table_20_Contents"><text:bookmark-ref text:reference-format="text" text:ref-name="__RefNumPara__474_1205085933">Первая программа.</text:bookmark-ref></text:p>
          </table:table-cell>
        </table:table-row>
        <table:table-row>
          <table:table-cell table:style-name="Таблица1.A2" office:value-type="string">
            <text:p text:style-name="P49">2</text:p>
          </table:table-cell>
          <table:table-cell table:style-name="Таблица1.B2" office:value-type="string">
            <text:p text:style-name="Table_20_Contents"><text:bookmark-ref text:reference-format="text" text:ref-name="__RefNumPara__476_1205085933">Средства обработки данных.</text:bookmark-ref></text:p>
          </table:table-cell>
        </table:table-row>
        <table:table-row>
          <table:table-cell table:style-name="Таблица1.A2" office:value-type="string">
            <text:p text:style-name="P49">3</text:p>
          </table:table-cell>
          <table:table-cell table:style-name="Таблица1.B2" office:value-type="string">
            <text:p text:style-name="Table_20_Contents"><text:bookmark-ref text:reference-format="text" text:ref-name="__RefNumPara__478_1205085933">Преобразования типов.</text:bookmark-ref></text:p>
            <text:p text:style-name="Table_20_Contents"><text:bookmark-ref text:reference-format="text" text:ref-name="__RefNumPara__480_1205085933">Управление потоком выполнения.</text:bookmark-ref></text:p>
          </table:table-cell>
        </table:table-row>
        <table:table-row>
          <table:table-cell table:style-name="Таблица1.A2" office:value-type="string">
            <text:p text:style-name="P49">4</text:p>
          </table:table-cell>
          <table:table-cell table:style-name="Таблица1.B2" office:value-type="string">
            <text:p text:style-name="Table_20_Contents"><text:bookmark-ref text:reference-format="text" text:ref-name="__RefNumPara__482_1205085933">Функции.</text:bookmark-ref></text:p>
            <text:p text:style-name="P50"><text:bookmark-ref text:reference-format="text" text:ref-name="__RefNumPara__484_1205085933">Заголовочные файлы.</text:bookmark-ref></text:p>
            <text:p text:style-name="P50"><text:bookmark-ref text:reference-format="text" text:ref-name="__RefNumPara__486_1205085933">Макросредства языка. Препроцессор.</text:bookmark-ref></text:p>
          </table:table-cell>
        </table:table-row>
        <table:table-row>
          <table:table-cell table:style-name="Таблица1.A2" office:value-type="string">
            <text:p text:style-name="P49">5</text:p>
          </table:table-cell>
          <table:table-cell table:style-name="Таблица1.B2" office:value-type="string">
            <text:p text:style-name="P50"><text:bookmark-ref text:reference-format="text" text:ref-name="__RefNumPara__488_1205085933">Указатели и массивы.</text:bookmark-ref><text:s text:c="2"/><text:span text:style-name="T31">(ч. 1)</text:span></text:p>
          </table:table-cell>
        </table:table-row>
        <table:table-row>
          <table:table-cell table:style-name="Таблица1.A2" office:value-type="string">
            <text:p text:style-name="P49">6</text:p>
          </table:table-cell>
          <table:table-cell table:style-name="Таблица1.B2" office:value-type="string">
            <text:p text:style-name="P50"><text:bookmark-ref text:reference-format="text" text:ref-name="__RefNumPara__488_1205085933">Указатели и массивы.</text:bookmark-ref><text:s text:c="2"/><text:span text:style-name="T31">(ч. 2)</text:span></text:p>
          </table:table-cell>
        </table:table-row>
        <table:table-row>
          <table:table-cell table:style-name="Таблица1.A2" office:value-type="string">
            <text:p text:style-name="P49">7</text:p>
          </table:table-cell>
          <table:table-cell table:style-name="Таблица1.B2" office:value-type="string">
            <text:p text:style-name="Table_20_Contents"><text:bookmark-ref text:reference-format="text" text:ref-name="__RefNumPara__490_1205085933">Структуры.</text:bookmark-ref></text:p>
            <text:p text:style-name="Table_20_Contents"><text:bookmark-ref text:reference-format="text" text:ref-name="__RefNumPara__492_1205085933">Объединения.</text:bookmark-ref></text:p>
          </table:table-cell>
        </table:table-row>
        <table:table-row>
          <table:table-cell table:style-name="Таблица1.A2" office:value-type="string">
            <text:p text:style-name="P49">8</text:p>
          </table:table-cell>
          <table:table-cell table:style-name="Таблица1.B2" office:value-type="string">
            <text:p text:style-name="Table_20_Contents"><text:bookmark-ref text:reference-format="text" text:ref-name="__RefNumPara__494_1205085933">Задание синонимов типов посредством typedef.</text:bookmark-ref></text:p>
            <text:p text:style-name="Table_20_Contents"><text:bookmark-ref text:reference-format="text" text:ref-name="__RefNumPara__496_1205085933">Стандартные потоки ввода и вывода.</text:bookmark-ref></text:p>
            <text:p text:style-name="Table_20_Contents"><text:bookmark-ref text:reference-format="text" text:ref-name="__RefNumPara__498_1205085933">Обзор стандартной библиотеки.</text:bookmark-ref>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7T03:58:49.731000000</meta:creation-date>
    <dc:date>2023-01-11T16:52:25.346000000</dc:date>
    <meta:editing-duration>PT17H45M56S</meta:editing-duration>
    <meta:editing-cycles>42</meta:editing-cycles>
    <meta:generator>LibreOffice/6.4.4.2$Windows_X86_64 LibreOffice_project/3d775be2011f3886db32dfd395a6a6d1ca2630ff</meta:generator>
    <meta:document-statistic meta:table-count="1" meta:image-count="0" meta:object-count="0" meta:page-count="4" meta:paragraph-count="161" meta:word-count="614" meta:character-count="4605" meta:non-whitespace-character-count="4281"/>
  </office:meta>
</office:document-meta>
</file>